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bf00" draw:textarea-horizontal-align="justify" draw:textarea-vertical-align="middle" draw:auto-grow-height="false" fo:min-height="3.433cm" fo:min-width="6.485cm"/>
    </style:style>
    <style:style style:name="gr2" style:family="graphic" style:parent-style-name="standard">
      <style:graphic-properties draw:fill-color="#acb20c" draw:textarea-horizontal-align="justify" draw:textarea-vertical-align="middle" draw:auto-grow-height="false" fo:min-height="3.433cm" fo:min-width="5.342cm"/>
    </style:style>
    <style:style style:name="gr3" style:family="graphic" style:parent-style-name="standard">
      <style:graphic-properties draw:fill-color="#666666" draw:textarea-horizontal-align="justify" draw:textarea-vertical-align="middle" draw:auto-grow-height="false" fo:min-height="1.211cm" fo:min-width="1.977cm"/>
    </style:style>
    <style:style style:name="gr4" style:family="graphic" style:parent-style-name="standard">
      <style:graphic-properties draw:fill-color="#acb20c" draw:textarea-horizontal-align="justify" draw:textarea-vertical-align="middle" draw:auto-grow-height="false" fo:min-height="3.56cm" fo:min-width="3.945cm"/>
    </style:style>
    <style:style style:name="gr5" style:family="graphic" style:parent-style-name="standard">
      <style:graphic-properties draw:fill-color="#acb20c" draw:textarea-horizontal-align="justify" draw:textarea-vertical-align="middle" draw:auto-grow-height="false" fo:min-height="2.417cm" fo:min-width="3.945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fill="none" draw:textarea-horizontal-align="justify" draw:textarea-vertical-align="middle" draw:auto-grow-height="false" fo:min-height="12.862cm" fo:min-width="12.881cm"/>
    </style:style>
    <style:style style:name="gr8" style:family="graphic" style:parent-style-name="standard">
      <style:graphic-properties draw:stroke="none" draw:fill="none" fo:min-height="1.187cm"/>
    </style:style>
    <style:style style:name="P1" style:family="paragraph">
      <style:paragraph-properties fo:text-align="center"/>
    </style:style>
    <style:style style:name="P2" style:family="paragraph">
      <loext:graphic-properties draw:fill-color="#ffbf00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acb20c"/>
      <style:paragraph-properties fo:text-align="center"/>
    </style:style>
    <style:style style:name="P4" style:family="paragraph">
      <loext:graphic-properties draw:fill-color="#666666"/>
      <style:paragraph-properties fo:text-align="center"/>
    </style:style>
    <style:style style:name="P5" style:family="paragraph">
      <loext:graphic-properties draw:fill-color="#acb20c"/>
      <style:paragraph-properties fo:text-align="center"/>
      <style:text-properties fo:font-weight="bold" style:font-weight-asian="bold" style:font-weight-complex="bold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12pt" style:font-size-asian="12pt" style:font-size-complex="12pt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4" draw:id="id4" draw:layer="layout" svg:width="6.985cm" svg:height="3.683cm" svg:x="1.381cm" svg:y="1.508cm">
          <text:p text:style-name="P1"><text:span text:style-name="T1">Remote PC </text:span></text:p>
          <text:p text:style-name="P1"><text:span text:style-name="T1">/ Smartphon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xml:id="id2" draw:id="id2" draw:layer="layout" svg:width="5.842cm" svg:height="3.683cm" svg:x="2.143cm" svg:y="15.605cm">
          <text:p text:style-name="P1"><text:span text:style-name="T1">Linux PC</text:span></text:p>
          <text:p text:style-name="P1"><text:span text:style-name="T2">(Do experiments with SPEC, </text:span></text:p>
          <text:p text:style-name="P1"><text:span text:style-name="T2">results saved locally)</text:span></text:p>
          <draw:enhanced-geometry svg:viewBox="0 0 21600 21600" draw:type="rectangle" draw:enhanced-path="M 0 0 L 21600 0 21600 21600 0 21600 0 0 Z N"/>
        </draw:custom-shape>
        <draw:custom-shape draw:style-name="gr3" draw:text-style-name="P4" xml:id="id5" draw:id="id5" draw:layer="layout" svg:width="4.953cm" svg:height="2.921cm" svg:x="10.271cm" svg:y="22.082cm">
          <text:p text:style-name="P1">Instruments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5" xml:id="id1" draw:id="id1" draw:layer="layout" svg:width="4.445cm" svg:height="3.81cm" svg:x="10.525cm" svg:y="15.478cm">
          <text:p text:style-name="P1"><text:span text:style-name="T1">Linux PC </text:span></text:p>
          <text:p text:style-name="P1"><text:span text:style-name="T3">(a special Labview </text:span></text:p>
          <text:p text:style-name="P1"><text:span text:style-name="T3">software controlling </text:span></text:p>
          <text:p text:style-name="P1"><text:span text:style-name="T3">Magnet, Temperature </text:span></text:p>
          <text:p text:style-name="P1"><text:span text:style-name="T3">and so on)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3" draw:id="id3" draw:layer="layout" svg:width="4.445cm" svg:height="2.667cm" svg:x="13.573cm" svg:y="11.414cm">
          <text:p text:style-name="P1"><text:span text:style-name="T1">Linux PC</text:span></text:p>
          <text:p text:style-name="P1"><text:span text:style-name="T2"/></text:p>
          <draw:enhanced-geometry svg:viewBox="0 0 21600 21600" draw:type="rectangle" draw:enhanced-path="M 0 0 L 21600 0 21600 21600 0 21600 0 0 Z N"/>
        </draw:custom-shape>
        <draw:connector draw:style-name="gr6" draw:text-style-name="P6" draw:layer="layout" draw:type="line" svg:x1="10.525cm" svg:y1="17.383cm" svg:x2="7.985cm" svg:y2="17.446cm" draw:start-shape="id1" draw:start-glue-point="3" draw:end-shape="id2" draw:end-glue-point="1" svg:d="M10525 17383l-2540 63" svg:viewBox="0 0 2541 64">
          <text:p/>
        </draw:connector>
        <draw:connector draw:style-name="gr6" draw:text-style-name="P6" draw:layer="layout" draw:type="line" svg:x1="13.573cm" svg:y1="12.747cm" svg:x2="7.985cm" svg:y2="17.446cm" draw:start-shape="id3" draw:start-glue-point="3" draw:end-shape="id2" draw:end-glue-point="1" svg:d="M13573 12747l-5588 4699" svg:viewBox="0 0 5589 4700">
          <text:p/>
        </draw:connector>
        <draw:connector draw:style-name="gr6" draw:text-style-name="P6" draw:layer="layout" draw:type="line" svg:x1="5.064cm" svg:y1="15.605cm" svg:x2="4.873cm" svg:y2="5.191cm" draw:start-shape="id2" draw:start-glue-point="0" draw:end-shape="id4" draw:end-glue-point="2" svg:d="M5064 15605l-191-10414" svg:viewBox="0 0 192 10415">
          <text:p/>
        </draw:connector>
        <draw:connector draw:style-name="gr6" draw:text-style-name="P6" draw:layer="layout" svg:x1="10.271cm" svg:y1="23.543cm" svg:x2="5.064cm" svg:y2="19.288cm" draw:start-shape="id5" draw:start-glue-point="5" draw:end-shape="id2" draw:end-glue-point="2" svg:d="M10271 23543h-5207v-4255" svg:viewBox="0 0 5208 4256">
          <text:p/>
        </draw:connector>
        <draw:connector draw:style-name="gr6" draw:text-style-name="P6" draw:layer="layout" svg:x1="12.748cm" svg:y1="22.082cm" svg:x2="12.747cm" svg:y2="19.288cm" draw:start-shape="id5" draw:start-glue-point="4" draw:end-shape="id1" draw:end-glue-point="2" svg:d="M12748 22082v-1397h-1v-1397" svg:viewBox="0 0 2 2795">
          <text:p/>
        </draw:connector>
        <draw:connector draw:style-name="gr6" draw:text-style-name="P6" draw:layer="layout" svg:x1="15.224cm" svg:y1="23.543cm" svg:x2="15.795cm" svg:y2="14.081cm" draw:start-shape="id5" draw:start-glue-point="7" draw:end-shape="id3" draw:end-glue-point="2" svg:d="M15224 23543h571v-9462" svg:viewBox="0 0 572 9463">
          <text:p/>
        </draw:connector>
        <draw:custom-shape draw:style-name="gr7" draw:text-style-name="P6" draw:layer="layout" svg:width="18.923cm" svg:height="18.542cm" svg:x="1.254cm" svg:y="7.85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7" draw:layer="layout" svg:width="11.073cm" svg:height="1.437cm" svg:x="4.937cm" svg:y="6.04cm">
          <draw:text-box>
            <text:p>AnyDesk <text:span text:style-name="T2">(Remote PC/Smartphone can access the Linux PC with a password set by the beamline scientist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9-16T12:31:16.023875736</meta:creation-date>
    <dc:date>2020-09-16T13:23:34.236829781</dc:date>
    <meta:editing-duration>PT12M7S</meta:editing-duration>
    <meta:editing-cycles>2</meta:editing-cycles>
    <meta:generator>LibreOffice/6.1.5.2$Linux_X86_64 LibreOffice_project/10$Build-2</meta:generator>
    <meta:document-statistic meta:object-count="13"/>
  </office:meta>
</office:document-meta>
</file>